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ext:p text:style-name="P1">BEM2041<text:s/></text:p>
      <text:p text:style-name="P2">Marketing ToolKit</text:p>
      <text:p text:style-name="P3"/>
      <text:p text:style-name="P4">SID Number:</text:p>
      <text:p text:style-name="P5"/>
      <text:p text:style-name="P6">This assignment will be based on the marketing toolkits that are very important when<text:s/>analysing<text:s/>the<text:s/>marketing performance of the company and it is used as an approach to support the strategic marketing decision making.</text:p>
      <text:p text:style-name="P7"/>
      <text:p text:style-name="P8">Cluster Analysis</text:p>
      <text:p text:style-name="Normal"><text:span text:style-name="T9">Cluster analysis is a data driven technique that is important when identifying and classifying a<text:s/></text:span><text:span text:style-name="T10">big</text:span><text:span text:style-name="T11"><text:s/>set of heterogenous consumers into a small number of homogenous segments</text:span><text:span text:style-name="T12"><text:s/>which are known as<text:s/></text:span><text:span text:style-name="T13">clusters</text:span><text:span text:style-name="T14">.<text:s/></text:span><text:span text:style-name="T15">In Marketing Analytics, normally customer preferences are used to cluster each customer into different number of groups in a way that they are in the same group.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References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Things to add in later</text:p>
      <text:p text:style-name="P45"/>
      <text:p text:style-name="P46"/>
      <text:p text:style-name="Normal"><text:span text:style-name="T47"><draw:frame draw:z-index="251658240" draw:style-name="a0" draw:name="Picture 1" text:anchor-type="paragraph" svg:x="0in" svg:y="0in" svg:width="6.2092in" svg:height="0.73969in" style:rel-width="scale" style:rel-height="scale"><draw:image xlink:href="media/image1.png" xlink:type="simple" xlink:show="embed" xlink:actuate="onLoad"/><svg:title/><svg:desc>Text

Description automatically generated</svg:desc></draw:frame></text:span><text:span text:style-name="T48"><text:line-break/>Paraphrase</text:span></text:p>
      <text:p text:style-name="P49"/>
      <text:p text:style-name="Normal"><text:span text:style-name="T50">Customer Lifetime Value (CLV) is a Key Analysis <text:s/>Tool for Making AER Decis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geeth Sohan</meta:initial-creator>
    <dc:creator>Sangeeth Sohan</dc:creator>
    <meta:creation-date>2023-02-07T10:05:00Z</meta:creation-date>
    <dc:date>2023-02-23T10:42:00Z</dc:date>
    <meta:template xlink:href="Normal" xlink:type="simple"/>
    <meta:editing-cycles>6</meta:editing-cycles>
    <meta:editing-duration>PT43440S</meta:editing-duration>
    <meta:document-statistic meta:page-count="2" meta:paragraph-count="1" meta:word-count="119" meta:character-count="797" meta:row-count="5" meta:non-whitespace-character-count="679"/>
  </office:meta>
</office:document-meta>
</file>